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3.881cm" svg:x="0cm" svg:y="-1.44cm" presentation:class="title" presentation:user-transformed="true">
          <draw:text-box>
            <text:p text:style-name="P1"><text:span text:style-name="T1">Nie lękajcie się, Ja Jestem z wami.</text:span><text:span text:style-name="T1"><text:line-break/></text:span><text:span text:style-name="T1">Nie lękajcie się, Ja Jestem z wami, z wami.</text:span><text:span text:style-name="T1"><text:line-break/></text:span><text:span text:style-name="T1">Nie lękajcie się, Bóg jest Miłością. Nie lękajcie się, Trwajcie mocni w wierz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Ty jesteś Skałą Zbawienia, Jedyną naszą ostoją.</text:span><text:span text:style-name="T1"><text:line-break/></text:span><text:span text:style-name="T1">Przychodzimy do Ciebie po Światło, Ulecz nasze serca, zmartwychwstać daj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3.881cm" svg:x="0cm" svg:y="-1.44cm" presentation:class="title" presentation:user-transformed="true">
          <draw:text-box>
            <text:p text:style-name="P1"><text:span text:style-name="T1">2. Pomóż nam wytrwać przy Tobie,</text:span><text:span text:style-name="T1"><text:line-break/></text:span><text:span text:style-name="T1">Być wiernym w wierze, przez życia czas.</text:span><text:span text:style-name="T1"><text:line-break/></text:span><text:span text:style-name="T1">Tylko w Tobie cała nasza nadzieja,</text:span><text:span text:style-name="T1"><text:line-break/></text:span><text:span text:style-name="T1">Miłosierdziem swoim uzdrawiaj na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Przekażcie światu Mój Ogień</text:span><text:span text:style-name="T1"><text:line-break/></text:span><text:span text:style-name="T1">Pokoju i Miłosierdzia.</text:span><text:span text:style-name="T1"><text:line-break/></text:span><text:span text:style-name="T1">Nieście wszystkim orędzie nadziei,</text:span><text:span text:style-name="T1"><text:line-break/></text:span><text:span text:style-name="T1">Moje Światło niech świeci wśród wa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Akordy" style:family="graphic">
      <style:paragraph-properties style:text-autospace="none"/>
      <style:text-properties fo:font-family="Arial" style:font-family-generic="swiss" style:font-pitch="variable" fo:font-size="24.7000007629395pt" fo:language="zxx" fo:country="none" fo:font-weight="bold" style:language-asian="zxx" style:country-asian="none" style:font-size-complex="21.2000007629395pt"/>
    </style:style>
    <style:style style:name="footnote_20_text" style:display-name="footnote text" style:family="graphic">
      <style:paragraph-properties style:text-autospace="none"/>
      <style:text-properties fo:font-size="24.7000007629395pt" fo:language="zxx" fo:country="none" style:language-asian="zxx" style:country-asian="none" style:font-size-complex="21.2000007629395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19T15:43:32</meta:creation-date>
    <dc:date>2014-02-28T21:18:00.54</dc:date>
    <dc:language>pl-PL</dc:language>
    <meta:editing-cycles>29</meta:editing-cycles>
    <meta:editing-duration>PT53M34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